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number-columns-repeated="10" table:default-cell-style-name="ce6"/>
        <table:table-column table:style-name="co1" table:number-columns-repeated="1637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LP G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LP PS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V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N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FC2</text:p>
          </table:table-cell>
          <table:covered-table-cell table:style-name="ce4"/>
          <table:table-cell table:style-name="ce8" table:number-columns-repeated="16372"/>
          <table:table-cell table:style-name="ce10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9" table:number-columns-repeated="16372"/>
          <table:table-cell table:style-name="ce11"/>
        </table:table-row>
        <table:table-row table:style-name="ro1">
          <table:table-cell office:value-type="string" calcext:value-type="string">
            <text:p>GCT1990_1</text:p>
          </table:table-cell>
          <table:table-cell table:number-columns-repeated="6"/>
          <table:table-cell office:value-type="percentage" office:value="0.8789" calcext:value-type="percentage">
            <text:p>87,89%</text:p>
          </table:table-cell>
          <table:table-cell office:value-type="percentage" office:value="0.8477" calcext:value-type="percentage">
            <text:p>84,77%</text:p>
          </table:table-cell>
          <table:table-cell office:value-type="percentage" office:value="0.8627" calcext:value-type="percentage">
            <text:p>86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2</text:p>
          </table:table-cell>
          <table:table-cell table:number-columns-repeated="6"/>
          <table:table-cell office:value-type="percentage" office:value="0.9749" calcext:value-type="percentage">
            <text:p>97,49%</text:p>
          </table:table-cell>
          <table:table-cell office:value-type="percentage" office:value="0.6771" calcext:value-type="percentage">
            <text:p>67,71%</text:p>
          </table:table-cell>
          <table:table-cell office:value-type="percentage" office:value="0.9412" calcext:value-type="percentage">
            <text:p>94,1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3</text:p>
          </table:table-cell>
          <table:table-cell table:number-columns-repeated="6"/>
          <table:table-cell office:value-type="percentage" office:value="0.9275" calcext:value-type="percentage">
            <text:p>92,75%</text:p>
          </table:table-cell>
          <table:table-cell office:value-type="percentage" office:value="0.7183" calcext:value-type="percentage">
            <text:p>71,83%</text:p>
          </table:table-cell>
          <table:table-cell office:value-type="percentage" office:value="0.9118" calcext:value-type="percentage">
            <text:p>91,18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4</text:p>
          </table:table-cell>
          <table:table-cell table:number-columns-repeated="6"/>
          <table:table-cell office:value-type="percentage" office:value="0.9735" calcext:value-type="percentage">
            <text:p>97,35%</text:p>
          </table:table-cell>
          <table:table-cell office:value-type="percentage" office:value="0.7147" calcext:value-type="percentage">
            <text:p>71,47%</text:p>
          </table:table-cell>
          <table:table-cell office:value-type="percentage" office:value="0.9314" calcext:value-type="percentage">
            <text:p>93,1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5</text:p>
          </table:table-cell>
          <table:table-cell table:number-columns-repeated="6"/>
          <table:table-cell office:value-type="percentage" office:value="0.9506" calcext:value-type="percentage">
            <text:p>95,06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9216" calcext:value-type="percentage">
            <text:p>92,16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6</text:p>
          </table:table-cell>
          <table:table-cell table:number-columns-repeated="6"/>
          <table:table-cell office:value-type="percentage" office:value="0.8655" calcext:value-type="percentage">
            <text:p>86,55%</text:p>
          </table:table-cell>
          <table:table-cell office:value-type="percentage" office:value="0.7337" calcext:value-type="percentage">
            <text:p>73,37%</text:p>
          </table:table-cell>
          <table:table-cell office:value-type="percentage" office:value="0.8431" calcext:value-type="percentage">
            <text:p>84,3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7</text:p>
          </table:table-cell>
          <table:table-cell table:number-columns-repeated="6"/>
          <table:table-cell office:value-type="percentage" office:value="0.9423" calcext:value-type="percentage">
            <text:p>94,23%</text:p>
          </table:table-cell>
          <table:table-cell office:value-type="percentage" office:value="0.6319" calcext:value-type="percentage">
            <text:p>63,19%</text:p>
          </table:table-cell>
          <table:table-cell office:value-type="percentage" office:value="0.9216" calcext:value-type="percentage">
            <text:p>92,16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8</text:p>
          </table:table-cell>
          <table:table-cell table:number-columns-repeated="6"/>
          <table:table-cell office:value-type="percentage" office:value="0.8684" calcext:value-type="percentage">
            <text:p>86,84%</text:p>
          </table:table-cell>
          <table:table-cell office:value-type="percentage" office:value="0.9035" calcext:value-type="percentage">
            <text:p>90,35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9</text:p>
          </table:table-cell>
          <table:table-cell table:number-columns-repeated="6"/>
          <table:table-cell office:value-type="percentage" office:value="0.8898" calcext:value-type="percentage">
            <text:p>88,98%</text:p>
          </table:table-cell>
          <table:table-cell office:value-type="percentage" office:value="0.8279" calcext:value-type="percentage">
            <text:p>82,79%</text:p>
          </table:table-cell>
          <table:table-cell office:value-type="percentage" office:value="0.8431" calcext:value-type="percentage">
            <text:p>84,3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0_10</text:p>
          </table:table-cell>
          <table:table-cell table:number-columns-repeated="6"/>
          <table:table-cell office:value-type="percentage" office:value="0.9766" calcext:value-type="percentage">
            <text:p>97,66%</text:p>
          </table:table-cell>
          <table:table-cell office:value-type="percentage" office:value="0.8443" calcext:value-type="percentage">
            <text:p>84,43%</text:p>
          </table:table-cell>
          <table:table-cell office:value-type="percentage" office:value="0.951" calcext:value-type="percentage">
            <text:p>95,1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:.B12])" office:value-type="string" office:string-value="" calcext:value-type="error">
            <text:p>#DIV/0!</text:p>
          </table:table-cell>
          <table:table-cell table:style-name="ce7" table:formula="of:=AVERAGE([.C3:.C12])" office:value-type="string" office:string-value="" calcext:value-type="error">
            <text:p>#DIV/0!</text:p>
          </table:table-cell>
          <table:table-cell table:style-name="ce7" table:formula="of:=AVERAGE([.D3:.D12])" office:value-type="string" office:string-value="" calcext:value-type="error">
            <text:p>#DIV/0!</text:p>
          </table:table-cell>
          <table:table-cell table:style-name="ce7" table:formula="of:=AVERAGE([.E3:.E12])" office:value-type="string" office:string-value="" calcext:value-type="error">
            <text:p>#DIV/0!</text:p>
          </table:table-cell>
          <table:table-cell table:style-name="ce7" table:formula="of:=AVERAGE([.F3:.F12])" office:value-type="string" office:string-value="" calcext:value-type="error">
            <text:p>#DIV/0!</text:p>
          </table:table-cell>
          <table:table-cell table:style-name="ce7" table:formula="of:=AVERAGE([.G3:.G12])" office:value-type="string" office:string-value="" calcext:value-type="error">
            <text:p>#DIV/0!</text:p>
          </table:table-cell>
          <table:table-cell table:style-name="ce7" table:formula="of:=AVERAGE([.H3:.H12])" office:value-type="percentage" office:value="0.9248" calcext:value-type="percentage">
            <text:p>92,48%</text:p>
          </table:table-cell>
          <table:table-cell table:style-name="ce7" table:formula="of:=AVERAGE([.I3:.I12])" office:value-type="percentage" office:value="0.75746" calcext:value-type="percentage">
            <text:p>75,75%</text:p>
          </table:table-cell>
          <table:table-cell table:style-name="ce7" table:formula="of:=AVERAGE([.J3:.J12])" office:value-type="percentage" office:value="0.89608" calcext:value-type="percentage">
            <text:p>89,61%</text:p>
          </table:table-cell>
          <table:table-cell table:style-name="ce7" table:formula="of:=AVERAGE([.K3:.K12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LP G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LP PS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V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N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FC2</text:p>
          </table:table-cell>
          <table:covered-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</text:p>
          </table:table-cell>
          <table:table-cell table:number-columns-repeated="6"/>
          <table:table-cell office:value-type="percentage" office:value="0.9195" calcext:value-type="percentage">
            <text:p>91,95%</text:p>
          </table:table-cell>
          <table:table-cell office:value-type="percentage" office:value="0.7811" calcext:value-type="percentage">
            <text:p>78,11%</text:p>
          </table:table-cell>
          <table:table-cell office:value-type="percentage" office:value="0.9162" calcext:value-type="percentage">
            <text:p>91,6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2</text:p>
          </table:table-cell>
          <table:table-cell table:number-columns-repeated="6"/>
          <table:table-cell office:value-type="percentage" office:value="0.9384" calcext:value-type="percentage">
            <text:p>93,84%</text:p>
          </table:table-cell>
          <table:table-cell office:value-type="percentage" office:value="0.6975" calcext:value-type="percentage">
            <text:p>69,75%</text:p>
          </table:table-cell>
          <table:table-cell office:value-type="percentage" office:value="0.9106" calcext:value-type="percentage">
            <text:p>91,06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3</text:p>
          </table:table-cell>
          <table:table-cell table:number-columns-repeated="6"/>
          <table:table-cell office:value-type="percentage" office:value="0.9158" calcext:value-type="percentage">
            <text:p>91,58%</text:p>
          </table:table-cell>
          <table:table-cell office:value-type="percentage" office:value="0.7405" calcext:value-type="percentage">
            <text:p>74,05%</text:p>
          </table:table-cell>
          <table:table-cell office:value-type="percentage" office:value="0.8827" calcext:value-type="percentage">
            <text:p>88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4</text:p>
          </table:table-cell>
          <table:table-cell table:number-columns-repeated="6"/>
          <table:table-cell office:value-type="percentage" office:value="0.961" calcext:value-type="percentage">
            <text:p>96,10%</text:p>
          </table:table-cell>
          <table:table-cell office:value-type="percentage" office:value="0.8639" calcext:value-type="percentage">
            <text:p>86,39%</text:p>
          </table:table-cell>
          <table:table-cell office:value-type="percentage" office:value="0.9274" calcext:value-type="percentage">
            <text:p>92,7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5</text:p>
          </table:table-cell>
          <table:table-cell table:number-columns-repeated="6"/>
          <table:table-cell office:value-type="percentage" office:value="0.927" calcext:value-type="percentage">
            <text:p>92,70%</text:p>
          </table:table-cell>
          <table:table-cell office:value-type="percentage" office:value="0.788" calcext:value-type="percentage">
            <text:p>78,80%</text:p>
          </table:table-cell>
          <table:table-cell office:value-type="percentage" office:value="0.8827" calcext:value-type="percentage">
            <text:p>88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6</text:p>
          </table:table-cell>
          <table:table-cell table:number-columns-repeated="6"/>
          <table:table-cell office:value-type="percentage" office:value="0.9434" calcext:value-type="percentage">
            <text:p>94,34%</text:p>
          </table:table-cell>
          <table:table-cell office:value-type="percentage" office:value="0.8061" calcext:value-type="percentage">
            <text:p>80,61%</text:p>
          </table:table-cell>
          <table:table-cell office:value-type="percentage" office:value="0.9162" calcext:value-type="percentage">
            <text:p>91,6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7</text:p>
          </table:table-cell>
          <table:table-cell table:number-columns-repeated="6"/>
          <table:table-cell office:value-type="percentage" office:value="0.9314" calcext:value-type="percentage">
            <text:p>93,14%</text:p>
          </table:table-cell>
          <table:table-cell office:value-type="percentage" office:value="0.705" calcext:value-type="percentage">
            <text:p>70,50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8</text:p>
          </table:table-cell>
          <table:table-cell table:number-columns-repeated="6"/>
          <table:table-cell office:value-type="percentage" office:value="0.9663" calcext:value-type="percentage">
            <text:p>96,63%</text:p>
          </table:table-cell>
          <table:table-cell office:value-type="percentage" office:value="0.8994" calcext:value-type="percentage">
            <text:p>89,94%</text:p>
          </table:table-cell>
          <table:table-cell office:value-type="percentage" office:value="0.9441" calcext:value-type="percentage">
            <text:p>94,41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9</text:p>
          </table:table-cell>
          <table:table-cell table:number-columns-repeated="6"/>
          <table:table-cell office:value-type="percentage" office:value="0.9273" calcext:value-type="percentage">
            <text:p>92,73%</text:p>
          </table:table-cell>
          <table:table-cell office:value-type="percentage" office:value="0.8384" calcext:value-type="percentage">
            <text:p>83,84%</text:p>
          </table:table-cell>
          <table:table-cell office:value-type="percentage" office:value="0.9162" calcext:value-type="percentage">
            <text:p>91,62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1995_10</text:p>
          </table:table-cell>
          <table:table-cell table:number-columns-repeated="6"/>
          <table:table-cell office:value-type="percentage" office:value="0.9117" calcext:value-type="percentage">
            <text:p>91,17%</text:p>
          </table:table-cell>
          <table:table-cell office:value-type="percentage" office:value="0.7791" calcext:value-type="percentage">
            <text:p>77,91%</text:p>
          </table:table-cell>
          <table:table-cell office:value-type="percentage" office:value="0.8827" calcext:value-type="percentage">
            <text:p>88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17:.B26])" office:value-type="string" office:string-value="" calcext:value-type="error">
            <text:p>#DIV/0!</text:p>
          </table:table-cell>
          <table:table-cell table:style-name="ce7" table:formula="of:=AVERAGE([.C17:.C26])" office:value-type="string" office:string-value="" calcext:value-type="error">
            <text:p>#DIV/0!</text:p>
          </table:table-cell>
          <table:table-cell table:style-name="ce7" table:formula="of:=AVERAGE([.D17:.D26])" office:value-type="string" office:string-value="" calcext:value-type="error">
            <text:p>#DIV/0!</text:p>
          </table:table-cell>
          <table:table-cell table:style-name="ce7" table:formula="of:=AVERAGE([.E17:.E26])" office:value-type="string" office:string-value="" calcext:value-type="error">
            <text:p>#DIV/0!</text:p>
          </table:table-cell>
          <table:table-cell table:style-name="ce7" table:formula="of:=AVERAGE([.F17:.F26])" office:value-type="string" office:string-value="" calcext:value-type="error">
            <text:p>#DIV/0!</text:p>
          </table:table-cell>
          <table:table-cell table:style-name="ce7" table:formula="of:=AVERAGE([.G17:.G26])" office:value-type="string" office:string-value="" calcext:value-type="error">
            <text:p>#DIV/0!</text:p>
          </table:table-cell>
          <table:table-cell table:style-name="ce7" table:formula="of:=AVERAGE([.H17:.H26])" office:value-type="percentage" office:value="0.93418" calcext:value-type="percentage">
            <text:p>93,42%</text:p>
          </table:table-cell>
          <table:table-cell table:style-name="ce7" table:formula="of:=AVERAGE([.I17:.I26])" office:value-type="percentage" office:value="0.7899" calcext:value-type="percentage">
            <text:p>78,99%</text:p>
          </table:table-cell>
          <table:table-cell table:style-name="ce7" table:formula="of:=AVERAGE([.J17:.J26])" office:value-type="percentage" office:value="0.90782" calcext:value-type="percentage">
            <text:p>90,78%</text:p>
          </table:table-cell>
          <table:table-cell table:style-name="ce7" table:formula="of:=AVERAGE([.K17:.K26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LP G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LP PS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V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N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FC2</text:p>
          </table:table-cell>
          <table:covered-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</text:p>
          </table:table-cell>
          <table:table-cell table:number-columns-repeated="6"/>
          <table:table-cell office:value-type="percentage" office:value="0.943" calcext:value-type="percentage">
            <text:p>94,30%</text:p>
          </table:table-cell>
          <table:table-cell office:value-type="percentage" office:value="0.8906" calcext:value-type="percentage">
            <text:p>89,06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2</text:p>
          </table:table-cell>
          <table:table-cell table:number-columns-repeated="6"/>
          <table:table-cell office:value-type="percentage" office:value="0.9404" calcext:value-type="percentage">
            <text:p>94,04%</text:p>
          </table:table-cell>
          <table:table-cell office:value-type="percentage" office:value="0.7793" calcext:value-type="percentage">
            <text:p>77,93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3</text:p>
          </table:table-cell>
          <table:table-cell table:number-columns-repeated="6"/>
          <table:table-cell office:value-type="percentage" office:value="0.9376" calcext:value-type="percentage">
            <text:p>93,76%</text:p>
          </table:table-cell>
          <table:table-cell office:value-type="percentage" office:value="0.7399" calcext:value-type="percentage">
            <text:p>73,99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4</text:p>
          </table:table-cell>
          <table:table-cell table:number-columns-repeated="6"/>
          <table:table-cell office:value-type="percentage" office:value="0.9498" calcext:value-type="percentage">
            <text:p>94,98%</text:p>
          </table:table-cell>
          <table:table-cell office:value-type="percentage" office:value="0.7835" calcext:value-type="percentage">
            <text:p>78,35%</text:p>
          </table:table-cell>
          <table:table-cell office:value-type="percentage" office:value="0.9339" calcext:value-type="percentage">
            <text:p>93,3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5</text:p>
          </table:table-cell>
          <table:table-cell table:number-columns-repeated="6"/>
          <table:table-cell office:value-type="percentage" office:value="0.9545" calcext:value-type="percentage">
            <text:p>95,45%</text:p>
          </table:table-cell>
          <table:table-cell office:value-type="percentage" office:value="0.8379" calcext:value-type="percentage">
            <text:p>83,79%</text:p>
          </table:table-cell>
          <table:table-cell office:value-type="percentage" office:value="0.9427" calcext:value-type="percentage">
            <text:p>94,2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6</text:p>
          </table:table-cell>
          <table:table-cell table:number-columns-repeated="6"/>
          <table:table-cell office:value-type="percentage" office:value="0.9587" calcext:value-type="percentage">
            <text:p>95,87%</text:p>
          </table:table-cell>
          <table:table-cell office:value-type="percentage" office:value="0.8662" calcext:value-type="percentage">
            <text:p>86,62%</text:p>
          </table:table-cell>
          <table:table-cell office:value-type="percentage" office:value="0.9383" calcext:value-type="percentage">
            <text:p>93,8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7</text:p>
          </table:table-cell>
          <table:table-cell table:number-columns-repeated="6"/>
          <table:table-cell office:value-type="percentage" office:value="0.9767" calcext:value-type="percentage">
            <text:p>97,67%</text:p>
          </table:table-cell>
          <table:table-cell office:value-type="percentage" office:value="0.8078" calcext:value-type="percentage">
            <text:p>80,78%</text:p>
          </table:table-cell>
          <table:table-cell office:value-type="percentage" office:value="0.9163" calcext:value-type="percentage">
            <text:p>91,6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8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207" calcext:value-type="percentage">
            <text:p>92,0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office:value-type="percentage" office:value="0.9559" calcext:value-type="percentage">
            <text:p>95,59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0_10</text:p>
          </table:table-cell>
          <table:table-cell table:number-columns-repeated="6"/>
          <table:table-cell office:value-type="percentage" office:value="0.9619" calcext:value-type="percentage">
            <text:p>96,19%</text:p>
          </table:table-cell>
          <table:table-cell office:value-type="percentage" office:value="0.7963" calcext:value-type="percentage">
            <text:p>79,63%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7" table:formula="of:=AVERAGE([.B31:.B40])" office:value-type="string" office:string-value="" calcext:value-type="error">
            <text:p>#DIV/0!</text:p>
          </table:table-cell>
          <table:table-cell table:style-name="ce7" table:formula="of:=AVERAGE([.C31:.C40])" office:value-type="string" office:string-value="" calcext:value-type="error">
            <text:p>#DIV/0!</text:p>
          </table:table-cell>
          <table:table-cell table:style-name="ce7" table:formula="of:=AVERAGE([.D31:.D40])" office:value-type="string" office:string-value="" calcext:value-type="error">
            <text:p>#DIV/0!</text:p>
          </table:table-cell>
          <table:table-cell table:style-name="ce7" table:formula="of:=AVERAGE([.E31:.E40])" office:value-type="string" office:string-value="" calcext:value-type="error">
            <text:p>#DIV/0!</text:p>
          </table:table-cell>
          <table:table-cell table:style-name="ce7" table:formula="of:=AVERAGE([.F31:.F40])" office:value-type="string" office:string-value="" calcext:value-type="error">
            <text:p>#DIV/0!</text:p>
          </table:table-cell>
          <table:table-cell table:style-name="ce7" table:formula="of:=AVERAGE([.G31:.G40])" office:value-type="string" office:string-value="" calcext:value-type="error">
            <text:p>#DIV/0!</text:p>
          </table:table-cell>
          <table:table-cell table:style-name="ce7" table:formula="of:=AVERAGE([.H31:.H40])" office:value-type="percentage" office:value="0.952825" calcext:value-type="percentage">
            <text:p>95,28%</text:p>
          </table:table-cell>
          <table:table-cell table:style-name="ce7" table:formula="of:=AVERAGE([.I31:.I40])" office:value-type="percentage" office:value="0.8126875" calcext:value-type="percentage">
            <text:p>81,27%</text:p>
          </table:table-cell>
          <table:table-cell table:style-name="ce7" table:formula="of:=AVERAGE([.J31:.J40])" office:value-type="percentage" office:value="0.933411111111111" calcext:value-type="percentage">
            <text:p>93,34%</text:p>
          </table:table-cell>
          <table:table-cell table:style-name="ce7" table:formula="of:=AVERAGE([.K31:.K40])" office:value-type="percentage" office:value="1" calcext:value-type="percentage">
            <text:p>100,00%</text:p>
          </table:table-cell>
          <table:table-cell table:style-name="ce3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LP G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LP PS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V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N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FC2</text:p>
          </table:table-cell>
          <table:covered-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05_1</text:p>
          </table:table-cell>
          <table:table-cell table:number-columns-repeated="6"/>
          <table:table-cell office:value-type="percentage" office:value="0.9624" calcext:value-type="percentage">
            <text:p>96,24%</text:p>
          </table:table-cell>
          <table:table-cell office:value-type="percentage" office:value="0.9094" calcext:value-type="percentage">
            <text:p>90,9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2</text:p>
          </table:table-cell>
          <table:table-cell table:number-columns-repeated="6"/>
          <table:table-cell office:value-type="percentage" office:value="0.9558" calcext:value-type="percentage">
            <text:p>95,58%</text:p>
          </table:table-cell>
          <table:table-cell office:value-type="percentage" office:value="0.9306" calcext:value-type="percentage">
            <text:p>93,06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3</text:p>
          </table:table-cell>
          <table:table-cell table:number-columns-repeated="6"/>
          <table:table-cell office:value-type="percentage" office:value="0.9593" calcext:value-type="percentage">
            <text:p>95,93%</text:p>
          </table:table-cell>
          <table:table-cell office:value-type="percentage" office:value="0.9459" calcext:value-type="percentage">
            <text:p>94,5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4</text:p>
          </table:table-cell>
          <table:table-cell table:number-columns-repeated="6"/>
          <table:table-cell office:value-type="percentage" office:value="0.9455" calcext:value-type="percentage">
            <text:p>94,55%</text:p>
          </table:table-cell>
          <table:table-cell office:value-type="percentage" office:value="0.9342" calcext:value-type="percentage">
            <text:p>93,4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5</text:p>
          </table:table-cell>
          <table:table-cell table:number-columns-repeated="6"/>
          <table:table-cell office:value-type="percentage" office:value="0.9542" calcext:value-type="percentage">
            <text:p>95,42%</text:p>
          </table:table-cell>
          <table:table-cell office:value-type="percentage" office:value="0.9455" calcext:value-type="percentage">
            <text:p>94,55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6</text:p>
          </table:table-cell>
          <table:table-cell table:number-columns-repeated="6"/>
          <table:table-cell office:value-type="percentage" office:value="0.9552" calcext:value-type="percentage">
            <text:p>95,52%</text:p>
          </table:table-cell>
          <table:table-cell office:value-type="percentage" office:value="0.9393" calcext:value-type="percentage">
            <text:p>93,9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7</text:p>
          </table:table-cell>
          <table:table-cell table:number-columns-repeated="6"/>
          <table:table-cell office:value-type="percentage" office:value="0.9739" calcext:value-type="percentage">
            <text:p>97,39%</text:p>
          </table:table-cell>
          <table:table-cell office:value-type="percentage" office:value="0.935" calcext:value-type="percentage">
            <text:p>93,5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8</text:p>
          </table:table-cell>
          <table:table-cell table:number-columns-repeated="6"/>
          <table:table-cell office:value-type="percentage" office:value="0.9573" calcext:value-type="percentage">
            <text:p>95,73%</text:p>
          </table:table-cell>
          <table:table-cell office:value-type="percentage" office:value="0.9062" calcext:value-type="percentage">
            <text:p>90,6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9</text:p>
          </table:table-cell>
          <table:table-cell table:number-columns-repeated="6"/>
          <table:table-cell office:value-type="percentage" office:value="0.958" calcext:value-type="percentage">
            <text:p>95,80%</text:p>
          </table:table-cell>
          <table:table-cell office:value-type="percentage" office:value="0.943" calcext:value-type="percentage">
            <text:p>94,3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05_10</text:p>
          </table:table-cell>
          <table:table-cell table:number-columns-repeated="6"/>
          <table:table-cell office:value-type="percentage" office:value="0.9638" calcext:value-type="percentage">
            <text:p>96,38%</text:p>
          </table:table-cell>
          <table:table-cell office:value-type="percentage" office:value="0.9419" calcext:value-type="percentage">
            <text:p>94,19%</text:p>
          </table:table-cell>
          <table:table-cell table:number-columns-repeated="16375"/>
        </table:table-row>
        <table:table-row table:style-name="ro1">
          <table:table-cell/>
          <table:table-cell table:formula="of:=AVERAGE([.B45:.B54])" office:value-type="string" office:string-value="" calcext:value-type="error">
            <text:p>#DIV/0!</text:p>
          </table:table-cell>
          <table:table-cell table:formula="of:=AVERAGE([.C45:.C54])" office:value-type="string" office:string-value="" calcext:value-type="error">
            <text:p>#DIV/0!</text:p>
          </table:table-cell>
          <table:table-cell table:formula="of:=AVERAGE([.D45:.D54])" office:value-type="string" office:string-value="" calcext:value-type="error">
            <text:p>#DIV/0!</text:p>
          </table:table-cell>
          <table:table-cell table:formula="of:=AVERAGE([.E45:.E54])" office:value-type="string" office:string-value="" calcext:value-type="error">
            <text:p>#DIV/0!</text:p>
          </table:table-cell>
          <table:table-cell table:formula="of:=AVERAGE([.F45:.F54])" office:value-type="string" office:string-value="" calcext:value-type="error">
            <text:p>#DIV/0!</text:p>
          </table:table-cell>
          <table:table-cell table:formula="of:=AVERAGE([.G45:.G54])" office:value-type="string" office:string-value="" calcext:value-type="error">
            <text:p>#DIV/0!</text:p>
          </table:table-cell>
          <table:table-cell table:formula="of:=AVERAGE([.H45:.H54])" office:value-type="percentage" office:value="0.95854" calcext:value-type="percentage">
            <text:p>95,85%</text:p>
          </table:table-cell>
          <table:table-cell table:formula="of:=AVERAGE([.I45:.I54])" office:value-type="percentage" office:value="0.9331" calcext:value-type="percentage">
            <text:p>93,31%</text:p>
          </table:table-cell>
          <table:table-cell table:formula="of:=AVERAGE([.J45:.J54])" office:value-type="string" office:string-value="" calcext:value-type="error">
            <text:p>#DIV/0!</text:p>
          </table:table-cell>
          <table:table-cell table:formula="of:=AVERAGE([.K45:.K5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MLP G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LP PSO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VM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NC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FC2</text:p>
          </table:table-cell>
          <table:covered-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RECAL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CT2010_1</text:p>
          </table:table-cell>
          <table:table-cell table:number-columns-repeated="6"/>
          <table:table-cell office:value-type="percentage" office:value="0.9208" calcext:value-type="percentage">
            <text:p>92,08%</text:p>
          </table:table-cell>
          <table:table-cell office:value-type="percentage" office:value="0.6218" calcext:value-type="percentage">
            <text:p>62,1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2</text:p>
          </table:table-cell>
          <table:table-cell table:number-columns-repeated="6"/>
          <table:table-cell office:value-type="percentage" office:value="0.9115" calcext:value-type="percentage">
            <text:p>91,15%</text:p>
          </table:table-cell>
          <table:table-cell office:value-type="percentage" office:value="0.6211" calcext:value-type="percentage">
            <text:p>62,1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3</text:p>
          </table:table-cell>
          <table:table-cell table:number-columns-repeated="6"/>
          <table:table-cell office:value-type="percentage" office:value="0.9617" calcext:value-type="percentage">
            <text:p>96,17%</text:p>
          </table:table-cell>
          <table:table-cell office:value-type="percentage" office:value="0.6214" calcext:value-type="percentage">
            <text:p>62,1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7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CT2010_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CT2010_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CT2010_10</text:p>
          </table:table-cell>
          <table:table-cell table:number-columns-repeated="16383"/>
        </table:table-row>
        <table:table-row table:style-name="ro1">
          <table:table-cell/>
          <table:table-cell table:formula="of:=AVERAGE([.B58:.B67])" office:value-type="string" office:string-value="" calcext:value-type="error">
            <text:p>#DIV/0!</text:p>
          </table:table-cell>
          <table:table-cell table:formula="of:=AVERAGE([.C58:.C67])" office:value-type="string" office:string-value="" calcext:value-type="error">
            <text:p>#DIV/0!</text:p>
          </table:table-cell>
          <table:table-cell table:formula="of:=AVERAGE([.D58:.D67])" office:value-type="string" office:string-value="" calcext:value-type="error">
            <text:p>#DIV/0!</text:p>
          </table:table-cell>
          <table:table-cell table:formula="of:=AVERAGE([.E58:.E67])" office:value-type="string" office:string-value="" calcext:value-type="error">
            <text:p>#DIV/0!</text:p>
          </table:table-cell>
          <table:table-cell table:formula="of:=AVERAGE([.F58:.F67])" office:value-type="string" office:string-value="" calcext:value-type="error">
            <text:p>#DIV/0!</text:p>
          </table:table-cell>
          <table:table-cell table:formula="of:=AVERAGE([.G58:.G67])" office:value-type="string" office:string-value="" calcext:value-type="error">
            <text:p>#DIV/0!</text:p>
          </table:table-cell>
          <table:table-cell table:formula="of:=AVERAGE([.H58:.H67])" office:value-type="percentage" office:value="0.931333333333333" calcext:value-type="percentage">
            <text:p>93,13%</text:p>
          </table:table-cell>
          <table:table-cell table:formula="of:=AVERAGE([.I58:.I67])" office:value-type="percentage" office:value="0.621433333333333" calcext:value-type="percentage">
            <text:p>62,14%</text:p>
          </table:table-cell>
          <table:table-cell table:formula="of:=AVERAGE([.J58:.J67])" office:value-type="string" office:string-value="" calcext:value-type="error">
            <text:p>#DIV/0!</text:p>
          </table:table-cell>
          <table:table-cell table:formula="of:=AVERAGE([.K58:.K6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9:01.177993949</meta:creation-date>
    <dc:date>2025-12-13T16:32:44.616273569</dc:date>
    <meta:editing-duration>PT4H8M22S</meta:editing-duration>
    <meta:editing-cycles>47</meta:editing-cycles>
    <meta:generator>LibreOffice/24.2.7.2$Linux_X86_64 LibreOffice_project/420$Build-2</meta:generator>
    <meta:document-statistic meta:table-count="1" meta:cell-count="329" meta:object-count="0"/>
  </office:meta>
</office:document-meta>
</file>